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4.493cm" fo:break-before="auto" style:use-optimal-row-height="true"/>
    </style:style>
    <style:style style:name="ro11" style:family="table-row">
      <style:table-row-properties style:row-height="3.649cm" fo:break-before="auto" style:use-optimal-row-height="true"/>
    </style:style>
    <style:style style:name="ro12" style:family="table-row">
      <style:table-row-properties style:row-height="3.018cm" fo:break-before="auto" style:use-optimal-row-height="true"/>
    </style:style>
    <style:style style:name="ro13" style:family="table-row">
      <style:table-row-properties style:row-height="2.526cm" fo:break-before="auto" style:use-optimal-row-height="true"/>
    </style:style>
    <style:style style:name="ro14" style:family="table-row">
      <style:table-row-properties style:row-height="3.51cm" fo:break-before="auto" style:use-optimal-row-height="true"/>
    </style:style>
    <style:style style:name="ro15" style:family="table-row">
      <style:table-row-properties style:row-height="1.965cm" fo:break-before="auto" style:use-optimal-row-height="false"/>
    </style:style>
    <style:style style:name="ro16" style:family="table-row">
      <style:table-row-properties style:row-height="2.70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8"/>
        <table:table-column table:style-name="co9" table:default-cell-style-name="ce22"/>
        <table:table-column table:style-name="co10" table:default-cell-style-name="ce27"/>
        <table:table-column table:style-name="co11" table:default-cell-style-name="ce27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32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3" office:value-type="string">
            <text:p>Caso de Uso</text:p>
          </table:table-cell>
          <table:table-cell table:style-name="ce23" office:value-type="string">
            <text:p>Fluxo</text:p>
          </table:table-cell>
          <table:table-cell table:style-name="ce23" office:value-type="string">
            <text:p>Identificador</text:p>
          </table:table-cell>
          <table:table-cell table:style-name="ce28" office:value-type="string">
            <text:p>Cenário de Teste</text:p>
          </table:table-cell>
          <table:table-cell table:style-name="ce28" office:value-type="string">
            <text:p>Passos</text:p>
          </table:table-cell>
          <table:table-cell table:style-name="ce28" office:value-type="string">
            <text:p>Resultados esperados</text:p>
          </table:table-cell>
          <table:table-cell table:style-name="ce33" office:value-type="string">
            <text:p>Resultado da Execução</text:p>
          </table:table-cell>
          <table:table-cell table:style-name="ce33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4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0">
          <table:table-cell table:style-name="ce20"/>
          <table:table-cell table:style-name="ce25" office:value-type="string">
            <text:p>Cadastrar </text:p>
            <text:p>Curso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5_01</text:p>
          </table:table-cell>
          <table:table-cell table:style-name="ce29" office:value-type="string">
            <text:p>Adicionar Curso</text:p>
          </table:table-cell>
          <table:table-cell table:style-name="ce30" office:value-type="string">
            <text:p>1. O usuário <text:s/>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30" office:value-type="string">
            <text:p>Curso Cadastrado no banco e mensagem de indicação de sucesso 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Curso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5_02</text:p>
          </table:table-cell>
          <table:table-cell table:style-name="ce30" office:value-type="string">
            <text:p>Adicionar Curso: Usuário não preenche o campo nome</text:p>
          </table:table-cell>
          <table:table-cell table:style-name="ce30" office:value-type="string">
            <text:p>1. O usuário não preenche o campo Nome. <text:s text:c="4"/>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30" office:value-type="string">
            <text:p>Curso não cadastrado no banco e indicação de mensagem para preenchimento dos campos obrigatórios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5" office:value-type="string">
            <text:p>Cadastrar </text:p>
            <text:p>Curso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5_03</text:p>
          </table:table-cell>
          <table:table-cell table:style-name="ce30" office:value-type="string">
            <text:p>Adicionar Curso: Usuário não preenche o campo código</text:p>
          </table:table-cell>
          <table:table-cell table:style-name="ce30" office:value-type="string">
            <text:p>1. O usuário <text:s/>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30" office:value-type="string">
            <text:p>Curso não cadastrado no banco e indicação de mensagem para preenchimento dos campos obrigatórios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5" office:value-type="string">
            <text:p>Cadastrar </text:p>
            <text:p>Curso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5_04</text:p>
          </table:table-cell>
          <table:table-cell table:style-name="ce30" office:value-type="string">
            <text:p>Adicionar Curso: Usuário não preenche o campo sigla</text:p>
          </table:table-cell>
          <table:table-cell table:style-name="ce30" office:value-type="string">
            <text:p>1. O usuário <text:s/>preenche o campo Nome com um valor no formato desejado. </text:p>
            <text:p>2. O usuário preenche o campo Código com um valor válido. E não existente no banco de dados</text:p>
          </table:table-cell>
          <table:table-cell table:style-name="ce30" office:value-type="string">
            <text:p>Curso não cadastrado no banco e indicação de mensagem para preenchimento dos campos obrigatórios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4">
          <table:table-cell table:style-name="ce20"/>
          <table:table-cell table:style-name="ce25" office:value-type="string">
            <text:p>Cadastrar </text:p>
            <text:p>Curso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5_05</text:p>
          </table:table-cell>
          <table:table-cell table:style-name="ce30" office:value-type="string">
            <text:p>Adicionar Curso: Sigla já cadastrado</text:p>
          </table:table-cell>
          <table:table-cell table:style-name="ce30" office:value-type="string">
            <text:p>1. O usuário <text:s/>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30" office:value-type="string">
            <text:p>Curso não cadastrado no banco e mensagem de indicação de que já existe um curso cadastrado com a sigla.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4">
          <table:table-cell table:style-name="ce21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06</text:p>
          </table:table-cell>
          <table:table-cell table:style-name="ce31" office:value-type="string">
            <text:p>Adicionar Curso: Código já cadastrado</text:p>
          </table:table-cell>
          <table:table-cell table:style-name="ce31" office:value-type="string">
            <text:p>1. O usuário <text:s/>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31" office:value-type="string">
            <text:p>Curso não cadastrado no banco e mensagem de indicação de que já existe um curso cadastrado com código.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5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07</text:p>
          </table:table-cell>
          <table:table-cell table:style-name="ce31" office:value-type="string">
            <text:p>Criar Curso: Campo Nome no formato incorreto (com caracteres especiais)</text:p>
          </table:table-cell>
          <table:table-cell table:style-name="ce31" office:value-type="string">
            <text:p>1. O usuário preenche o campo Nome <text:s/>inserindo caracteres especiais. Ex.: “Engenharia de #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08</text:p>
          </table:table-cell>
          <table:table-cell table:style-name="ce31" office:value-type="string">
            <text:p>Criar curso: Campo sigla com quantidade de caracteres inválido</text:p>
          </table:table-cell>
          <table:table-cell table:style-name="ce31" office:value-type="string">
            <text:p>1. O usuário preenche o campo sigla <text:s/>inserindo um caractere. Ex.: “X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09</text:p>
          </table:table-cell>
          <table:table-cell table:style-name="ce31" office:value-type="string">
            <text:p>Criar curso: Campo sigla com quantidade de caracteres inválido</text:p>
          </table:table-cell>
          <table:table-cell table:style-name="ce31" office:value-type="string">
            <text:p>1. O usuário preenche o campo sigla <text:s/>inserindo quatro ou mais caracteres. Ex.: “YYYY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10</text:p>
          </table:table-cell>
          <table:table-cell table:style-name="ce31" office:value-type="string">
            <text:p>Criar Curso: Campo sigla no formato incorreto (com caracteres especiais)</text:p>
          </table:table-cell>
          <table:table-cell table:style-name="ce31" office:value-type="string">
            <text:p>1. O usuário preenche o campo sigla <text:s/>inserindo caracteres especiais. Ex.: “#ZX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11</text:p>
          </table:table-cell>
          <table:table-cell table:style-name="ce31" office:value-type="string">
            <text:p>Criar curso: Campo código <text:s/>no formato incorreto (com caracteres especiais)</text:p>
          </table:table-cell>
          <table:table-cell table:style-name="ce31" office:value-type="string">
            <text:p>1. O usuário preenche o campo código <text:s/>inserindo caracteres especiais. Ex.: “#231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CRIAR</text:p>
          </table:table-cell>
          <table:table-cell table:style-name="ce26" office:value-type="string">
            <text:p>TC_005_12</text:p>
          </table:table-cell>
          <table:table-cell table:style-name="ce31" office:value-type="string">
            <text:p>Criar curso: Campo código <text:s/>no formato incorreto (com letras)</text:p>
          </table:table-cell>
          <table:table-cell table:style-name="ce31" office:value-type="string">
            <text:p>1. O usuário preenche o campo código <text:s/>inserindo letras. Ex.: “123S”</text:p>
          </table:table-cell>
          <table:table-cell table:style-name="ce31" office:value-type="string">
            <text:p>Curso não cadastrado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6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PESQUISAR</text:p>
          </table:table-cell>
          <table:table-cell table:style-name="ce26" office:value-type="string">
            <text:p>TC_005_13</text:p>
          </table:table-cell>
          <table:table-cell table:style-name="ce31" office:value-type="string">
            <text:p>Pesquisar curso: Curso já cadastrado</text:p>
          </table:table-cell>
          <table:table-cell table:style-name="ce31" office:value-type="string">
            <text:p>1. O usuário <text:s/>preenche o campo com um valor pré-existente no banco. EX.: Sistemas de informação”.</text:p>
            <text:p>3. Aciona a opção “Buscar”.</text:p>
          </table:table-cell>
          <table:table-cell table:style-name="ce31" office:value-type="string">
            <text:p>Curso visualizado com sucess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PESQUISAR</text:p>
          </table:table-cell>
          <table:table-cell table:style-name="ce26" office:value-type="string">
            <text:p>TC_005_14</text:p>
          </table:table-cell>
          <table:table-cell table:style-name="ce31" office:value-type="string">
            <text:p>Pesquisar Curso: Curso não cadastrado</text:p>
          </table:table-cell>
          <table:table-cell table:style-name="ce31" office:value-type="string">
            <text:p>1. O usuário <text:s/>pesquisa por um curso que ainda não foi cadastrada no banco, pelo seu nome</text:p>
          </table:table-cell>
          <table:table-cell table:style-name="ce31" office:value-type="string">
            <text:p>Curso não visualizado e mensagem de indicação que não foi encontrada.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PESQUISAR</text:p>
          </table:table-cell>
          <table:table-cell table:style-name="ce26" office:value-type="string">
            <text:p>TC_005_15</text:p>
          </table:table-cell>
          <table:table-cell table:style-name="ce31" office:value-type="string">
            <text:p>Pesquisar Curso</text:p>
          </table:table-cell>
          <table:table-cell table:style-name="ce31" office:value-type="string">
            <text:p>1. O usuário realiza uma pesquisa inserindo caracteres especiais.</text:p>
          </table:table-cell>
          <table:table-cell table:style-name="ce31" office:value-type="string">
            <text:p>Cuso não visualiza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PESQUISAR</text:p>
          </table:table-cell>
          <table:table-cell table:style-name="ce26" office:value-type="string">
            <text:p>TC_005_16</text:p>
          </table:table-cell>
          <table:table-cell table:style-name="ce31" office:value-type="string">
            <text:p>Pesquisar Curso</text:p>
          </table:table-cell>
          <table:table-cell table:style-name="ce31" office:value-type="string">
            <text:p>1. O usuário deixa o campo de pesquisa vazio <text:s text:c="25"/></text:p>
            <text:p>2. O usuário busca por um curso</text:p>
          </table:table-cell>
          <table:table-cell table:style-name="ce31" office:value-type="string">
            <text:p>Não é realizada a pesquisa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ATUALIZAR</text:p>
          </table:table-cell>
          <table:table-cell table:style-name="ce26" office:value-type="string">
            <text:p>TC_005_17</text:p>
          </table:table-cell>
          <table:table-cell table:style-name="ce31" office:value-type="string">
            <text:p>Atualizar Curso</text:p>
          </table:table-cell>
          <table:table-cell table:style-name="ce31" office:value-type="string">
            <text:p>1. O usuário <text:s/>seleciona editar curso. <text:s text:c="3"/><text:s/></text:p>
            <text:p>2. O usuário <text:s text:c="2"/>edita os campos obrigatórios <text:s text:c="3"/>3. Usuário salva as alterações.</text:p>
          </table:table-cell>
          <table:table-cell table:style-name="ce31" office:value-type="string">
            <text:p>Curso atualizado no banco e mensagem de indicação de sucesso.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ATUALIZAR</text:p>
          </table:table-cell>
          <table:table-cell table:style-name="ce26" office:value-type="string">
            <text:p>TC_005_18</text:p>
          </table:table-cell>
          <table:table-cell table:style-name="ce31" office:value-type="string">
            <text:p>Atualizar Curso: usuário preenche algum campo em formato inválido (com caracteres especiais)</text:p>
          </table:table-cell>
          <table:table-cell table:style-name="ce31" office:value-type="string">
            <text:p>1. O usuário preenche algum dos campos inserindo caracteres especiais. Ex.: “#”</text:p>
          </table:table-cell>
          <table:table-cell table:style-name="ce31" office:value-type="string">
            <text:p>Atualização não cadastrada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ATUALIZAR</text:p>
          </table:table-cell>
          <table:table-cell table:style-name="ce26" office:value-type="string">
            <text:p>TC_005_19</text:p>
          </table:table-cell>
          <table:table-cell table:style-name="ce31" office:value-type="string">
            <text:p>Atualizar Curso: Campo código <text:s/>no formato incorreto (com letras)</text:p>
          </table:table-cell>
          <table:table-cell table:style-name="ce31" office:value-type="string">
            <text:p>1. O usuário preenche o campo código <text:s/>inserindo letras. Ex.: “123S”</text:p>
          </table:table-cell>
          <table:table-cell table:style-name="ce31" office:value-type="string">
            <text:p>Atualização não cadastrada no banco e indicação de mensagem indicando formato inválid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ATUALIZAR</text:p>
          </table:table-cell>
          <table:table-cell table:style-name="ce26" office:value-type="string">
            <text:p>TC_005_20</text:p>
          </table:table-cell>
          <table:table-cell table:style-name="ce31" office:value-type="string">
            <text:p>Atualizar Curso</text:p>
          </table:table-cell>
          <table:table-cell table:style-name="ce31" office:value-type="string">
            <text:p>1. O usuário seleciona editar curso <text:s text:c="5"/><text:s/></text:p>
            <text:p>2. Usuário cancela a atualização.</text:p>
          </table:table-cell>
          <table:table-cell table:style-name="ce31" office:value-type="string">
            <text:p>Usuário volta pra tela lista curs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4"/>
          <table:table-cell table:style-name="Default"/>
        </table:table-row>
        <table:table-row table:style-name="ro13">
          <table:table-cell table:style-name="ce20"/>
          <table:table-cell table:style-name="ce26" office:value-type="string">
            <text:p>Cadastrar </text:p>
            <text:p>Curso</text:p>
          </table:table-cell>
          <table:table-cell table:style-name="ce26" office:value-type="string">
            <text:p>EXCLUIR</text:p>
          </table:table-cell>
          <table:table-cell table:style-name="ce26" office:value-type="string">
            <text:p>TC_005_21</text:p>
          </table:table-cell>
          <table:table-cell table:style-name="ce31" office:value-type="string">
            <text:p>Excluir curso</text:p>
          </table:table-cell>
          <table:table-cell table:style-name="ce31" office:value-type="string">
            <text:p>1. O usuário <text:s/>seleciona pesquisa por um curso</text:p>
            <text:p>2. O usuário seleciona a opção excluir curso</text:p>
          </table:table-cell>
          <table:table-cell table:style-name="ce31" office:value-type="string">
            <text:p>Curso removido do banco com sucesso e mensagem de indicação de sucesso</text:p>
          </table:table-cell>
          <table:table-cell table:style-name="ce34" office:value-type="string">
            <text:p>&lt;Resultado do teste. Opções: PASSOU, FALHOU, BLOQUEADO, NÃO EXECUTADO.&gt;</text:p>
          </table:table-cell>
          <table:table-cell table:style-name="ce35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" table:number-rows-repeated="3">
          <table:table-cell table:style-name="ce20"/>
          <table:table-cell table:number-columns-repeated="6"/>
          <table:table-cell table:style-name="ce20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11:0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6T11:05:03.51</dc:date>
    <meta:editing-duration>PT6H3M46S</meta:editing-duration>
    <meta:editing-cycles>16</meta:editing-cycles>
    <meta:document-statistic meta:table-count="3" meta:cell-count="192" meta:object-count="0"/>
  </office:meta>
</office:document-meta>
</file>